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paragraph-rsid="0018af17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fo:color="#5eb91e" loext:opacity="100%" style:font-name="Iosevka NF" fo:font-size="2pt" officeooo:rsid="00203f33" officeooo:paragraph-rsid="00203f33" style:font-size-asian="2pt" style:font-size-complex="2pt"/>
    </style:style>
    <style:style style:name="P3" style:family="paragraph" style:parent-style-name="Standard">
      <style:text-properties fo:color="#ffa6a6" loext:opacity="100%" style:font-name="Iosevka NF" fo:font-size="2pt" officeooo:paragraph-rsid="0018af17" style:font-size-asian="2pt" style:font-size-complex="2pt"/>
    </style:style>
    <style:style style:name="P4" style:family="paragraph" style:parent-style-name="Standard">
      <style:text-properties fo:color="#ffa6a6" loext:opacity="100%" style:font-name="Iosevka NF" fo:font-size="2pt" officeooo:rsid="0015e7c3" officeooo:paragraph-rsid="0018af17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color="#ffa6a6" loext:opacity="100%" style:font-name="Iosevka NF" fo:font-size="2pt" officeooo:rsid="001e0916" officeooo:paragraph-rsid="001e0916" style:font-size-asian="2pt" style:font-size-complex="2pt"/>
    </style:style>
    <style:style style:name="P6" style:family="paragraph" style:parent-style-name="Standard">
      <style:text-properties fo:color="#bf0041" loext:opacity="100%" style:font-name="Iosevka NF" fo:font-size="2pt" officeooo:paragraph-rsid="0018af17" style:font-size-asian="2pt" style:font-size-complex="2pt"/>
    </style:style>
    <style:style style:name="P7" style:family="paragraph" style:parent-style-name="Standard">
      <style:text-properties fo:color="#81d41a" loext:opacity="100%" style:font-name="Iosevka NF" fo:font-size="2pt" officeooo:paragraph-rsid="0018af17" style:font-size-asian="2pt" style:font-size-complex="2pt"/>
    </style:style>
    <style:style style:name="P8" style:family="paragraph" style:parent-style-name="Standard">
      <style:text-properties fo:color="#81d41a" loext:opacity="100%" style:font-name="Iosevka NF" fo:font-size="2pt" officeooo:rsid="0015e7c3" officeooo:paragraph-rsid="0018af17" style:font-size-asian="2pt" style:font-size-complex="2pt"/>
    </style:style>
    <style:style style:name="P9" style:family="paragraph" style:parent-style-name="Standard">
      <style:paragraph-properties fo:text-align="start" style:justify-single-word="false"/>
      <style:text-properties fo:color="#81d41a" loext:opacity="100%" style:font-name="Iosevka NF" fo:font-size="2pt" officeooo:rsid="001d8a1e" officeooo:paragraph-rsid="0018af17" style:font-size-asian="2pt" style:font-size-complex="2pt"/>
    </style:style>
    <style:style style:name="P10" style:family="paragraph" style:parent-style-name="Standard">
      <style:text-properties fo:color="#ff8000" loext:opacity="100%" style:font-name="Iosevka NF" fo:font-size="2pt" officeooo:paragraph-rsid="0018af17" style:font-size-asian="2pt" style:font-size-complex="2pt"/>
    </style:style>
    <style:style style:name="P11" style:family="paragraph" style:parent-style-name="Standard">
      <style:text-properties style:font-name="Iosevka NF" fo:font-size="2pt" officeooo:paragraph-rsid="0018af17" style:font-size-asian="2pt" style:font-size-complex="2pt"/>
    </style:style>
    <style:style style:name="P12" style:family="paragraph" style:parent-style-name="Standard">
      <style:text-properties fo:color="#ffff00" loext:opacity="100%" style:font-name="Iosevka NF" fo:font-size="2pt" officeooo:paragraph-rsid="0018af17" style:font-size-asian="2pt" style:font-size-complex="2pt"/>
    </style:style>
    <style:style style:name="P13" style:family="paragraph" style:parent-style-name="Standard">
      <style:text-properties fo:color="#2a6099" loext:opacity="100%" style:font-name="Iosevka NF" fo:font-size="2pt" officeooo:paragraph-rsid="0018af17" style:font-size-asian="2pt" style:font-size-complex="2pt"/>
    </style:style>
    <style:style style:name="P14" style:family="paragraph" style:parent-style-name="Standard">
      <style:text-properties fo:color="#55308d" loext:opacity="100%" style:font-name="Iosevka NF" fo:font-size="2pt" officeooo:paragraph-rsid="0018af17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rsid="00203f33" officeooo:paragraph-rsid="00203f33" style:font-size-asian="2pt" style:font-size-complex="2pt"/>
    </style:style>
    <style:style style:name="P16" style:family="paragraph" style:parent-style-name="Standard">
      <style:paragraph-properties fo:text-align="start" style:justify-single-word="false"/>
      <style:text-properties fo:color="#55308d" loext:opacity="100%" style:font-name="Iosevka NF" fo:font-size="2pt" officeooo:paragraph-rsid="0018af17" style:font-size-asian="2pt" style:font-size-complex="2pt"/>
    </style:style>
    <style:style style:name="P17" style:family="paragraph" style:parent-style-name="Standard">
      <style:text-properties fo:color="#55308d" loext:opacity="100%" style:font-name="Iosevka NF" fo:font-size="2pt" officeooo:paragraph-rsid="0050d1d9" style:font-size-asian="2pt" style:font-size-complex="2pt"/>
    </style:style>
    <style:style style:name="P18" style:family="paragraph" style:parent-style-name="Standard">
      <style:text-properties fo:color="#55308d" loext:opacity="100%" style:font-name="Iosevka NF" fo:font-size="2pt" officeooo:paragraph-rsid="005682b0" style:font-size-asian="2pt" style:font-size-complex="2pt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paragraph-rsid="0018af17" style:font-size-asian="2pt" style:font-size-complex="2pt"/>
    </style:style>
    <style:style style:name="P20" style:family="paragraph" style:parent-style-name="Standard">
      <style:text-properties fo:color="#ffffff" loext:opacity="100%" style:font-name="Iosevka NF" fo:font-size="2pt" officeooo:paragraph-rsid="0018af17" style:font-size-asian="2pt" style:font-size-complex="2pt"/>
    </style:style>
    <style:style style:name="P21" style:family="paragraph" style:parent-style-name="Standard">
      <style:paragraph-properties fo:text-align="start" style:justify-single-word="false"/>
      <style:text-properties fo:color="#ffffff" loext:opacity="100%" style:font-name="Iosevka NF" fo:font-size="2pt" officeooo:rsid="003b4eea" officeooo:paragraph-rsid="003b4eea" style:font-size-asian="2pt" style:font-size-complex="2pt"/>
    </style:style>
    <style:style style:name="P22" style:family="paragraph" style:parent-style-name="Standard">
      <style:text-properties fo:color="#158466" loext:opacity="100%" style:font-name="Iosevka NF" fo:font-size="2pt" officeooo:paragraph-rsid="0018af17" style:font-size-asian="2pt" style:font-size-complex="2pt"/>
    </style:style>
    <style:style style:name="P23" style:family="paragraph" style:parent-style-name="Standard">
      <style:text-properties fo:color="#158466" loext:opacity="100%" style:font-name="Iosevka NF" fo:font-size="2pt" officeooo:paragraph-rsid="00231862" style:font-size-asian="2pt" style:font-size-complex="2pt"/>
    </style:style>
    <style:style style:name="P24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18af17" style:font-size-asian="2pt" style:font-size-complex="2pt"/>
    </style:style>
    <style:style style:name="P25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paragraph-rsid="00230cfe" style:font-size-asian="2pt" style:font-size-complex="2pt"/>
    </style:style>
    <style:style style:name="P26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ef138" officeooo:paragraph-rsid="003ef138" style:font-size-asian="2pt" style:font-size-complex="2pt"/>
    </style:style>
    <style:style style:name="P27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203f33" officeooo:paragraph-rsid="00203f33" style:font-size-asian="2pt" style:font-size-complex="2pt"/>
    </style:style>
    <style:style style:name="P28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4b106" officeooo:paragraph-rsid="0034b106" style:font-size-asian="2pt" style:font-size-complex="2pt"/>
    </style:style>
    <style:style style:name="P29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77c94" officeooo:paragraph-rsid="00377c94" style:font-size-asian="2pt" style:font-size-complex="2pt"/>
    </style:style>
    <style:style style:name="P30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1d8a1e" officeooo:paragraph-rsid="00230cfe" style:font-size-asian="2pt" style:font-size-complex="2pt"/>
    </style:style>
    <style:style style:name="P31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1d8a1e" officeooo:paragraph-rsid="004efc31" style:font-size-asian="2pt" style:font-size-complex="2pt"/>
    </style:style>
    <style:style style:name="P32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35a76c" officeooo:paragraph-rsid="0035a76c" style:font-size-asian="2pt" style:font-size-complex="2pt"/>
    </style:style>
    <style:style style:name="P33" style:family="paragraph" style:parent-style-name="Standard">
      <style:paragraph-properties fo:text-align="start" style:justify-single-word="false"/>
      <style:text-properties fo:color="#158466" loext:opacity="100%" style:font-name="Iosevka NF" fo:font-size="2pt" officeooo:rsid="005bbf20" officeooo:paragraph-rsid="005bbf20" style:font-size-asian="2pt" style:font-size-complex="2pt"/>
    </style:style>
    <style:style style:name="P34" style:family="paragraph" style:parent-style-name="Standard">
      <style:text-properties fo:color="#780373" loext:opacity="100%" style:font-name="Iosevka NF" fo:font-size="2pt" officeooo:paragraph-rsid="0052cc02" style:font-size-asian="2pt" style:font-size-complex="2pt"/>
    </style:style>
    <style:style style:name="P35" style:family="paragraph" style:parent-style-name="Standard">
      <style:text-properties style:font-name="Iosevka NF" fo:font-size="2pt" officeooo:paragraph-rsid="0018af17" style:font-size-asian="2pt" style:font-size-complex="2pt"/>
    </style:style>
    <style:style style:name="P36" style:family="paragraph" style:parent-style-name="Standard">
      <style:text-properties fo:color="#ffa6a6" loext:opacity="100%" style:font-name="Iosevka NF" fo:font-size="2pt" officeooo:paragraph-rsid="0018af17" style:font-size-asian="2pt" style:font-size-complex="2pt"/>
    </style:style>
    <style:style style:name="T1" style:family="text">
      <style:text-properties fo:color="#bf0041" loext:opacity="100%"/>
    </style:style>
    <style:style style:name="T2" style:family="text">
      <style:text-properties officeooo:rsid="0024b821"/>
    </style:style>
    <style:style style:name="T3" style:family="text">
      <style:text-properties officeooo:rsid="001e0916"/>
    </style:style>
    <style:style style:name="T4" style:family="text">
      <style:text-properties officeooo:rsid="00203f33"/>
    </style:style>
    <style:style style:name="T5" style:family="text">
      <style:text-properties officeooo:rsid="0022155d"/>
    </style:style>
    <style:style style:name="T6" style:family="text">
      <style:text-properties officeooo:rsid="00230cf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231862"/>
    </style:style>
    <style:style style:name="T9" style:family="text">
      <style:text-properties officeooo:rsid="0025e026"/>
    </style:style>
    <style:style style:name="T10" style:family="text">
      <style:text-properties officeooo:rsid="004592af"/>
    </style:style>
    <style:style style:name="T11" style:family="text">
      <style:text-properties fo:color="#158466" loext:opacity="100%"/>
    </style:style>
    <style:style style:name="T12" style:family="text">
      <style:text-properties fo:color="#55308d" loext:opacity="100%"/>
    </style:style>
    <style:style style:name="T13" style:family="text">
      <style:text-properties fo:color="#55308d" loext:opacity="100%" officeooo:rsid="0043b498"/>
    </style:style>
    <style:style style:name="T14" style:family="text">
      <style:text-properties fo:color="#55308d" loext:opacity="100%" officeooo:rsid="000e8864"/>
    </style:style>
    <style:style style:name="T15" style:family="text">
      <style:text-properties fo:color="#55308d" loext:opacity="100%" officeooo:rsid="0052f410"/>
    </style:style>
    <style:style style:name="T16" style:family="text">
      <style:text-properties officeooo:rsid="0053c663"/>
    </style:style>
    <style:style style:name="T17" style:family="text">
      <style:text-properties officeooo:rsid="005a7665"/>
    </style:style>
    <style:style style:name="T18" style:family="text">
      <style:text-properties officeooo:rsid="005ee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orning - 1 Hour 15 Minutes</text:p>
      <text:p text:style-name="P11"/>
      <text:p text:style-name="P11"><text:s text:c="4"/>Stretch | 5 Minutes</text:p>
      <text:p text:style-name="P11"/>
      <text:p text:style-name="P11"><text:s text:c="4"/>Workout | 30 Minutes</text:p>
      <text:p text:style-name="P11"/>
      <text:p text:style-name="P22"><text:s text:c="8"/>- 5 Pound Dumbell<text:span text:style-name="T17">s</text:span></text:p>
      <text:p text:style-name="P22"><text:s text:c="8"/>- Resistance Band</text:p>
      <text:p text:style-name="P22"><text:s text:c="8"/>-<text:span text:style-name="T6"> Cables</text:span></text:p>
      <text:p text:style-name="P11"><text:s text:c="4"/></text:p>
      <text:p text:style-name="P11"><text:s text:c="4"/>#1 &amp; #2 | 5 Minutes</text:p>
      <text:p text:style-name="P11"/>
      <text:p text:style-name="P17"><text:s text:c="36"/>- Toilet Paper</text:p>
      <text:p text:style-name="P17"><text:tab/>- Hand Soap</text:p>
      <text:p text:style-name="P11"/>
      <text:p text:style-name="P11"><text:s text:c="4"/>Shower | 10 Minutes</text:p>
      <text:p text:style-name="P11"/>
      <text:p text:style-name="P11"><text:s text:c="31"/><text:span text:style-name="T1"><text:s text:c="5"/></text:span><text:span text:style-name="T12">- Hair Conditioner</text:span></text:p>
      <text:p text:style-name="P14"><text:s text:c="36"/>- Facial Cleanser</text:p>
      <text:p text:style-name="P14"><text:s text:c="36"/>- Body Wash</text:p>
      <text:p text:style-name="P22"><text:s text:c="8"/>- Scrubber</text:p>
      <text:p text:style-name="P22"><text:s text:c="8"/>- <text:span text:style-name="T4">Towel Set</text:span></text:p>
      <text:p text:style-name="P3"/>
      <text:p text:style-name="P20"><text:s text:c="4"/>Skin | 5 Minutes</text:p>
      <text:p text:style-name="P20"/>
      <text:p text:style-name="P3"><text:s text:c="35"/><text:span text:style-name="T12"><text:s/>- Moisterizer</text:span></text:p>
      <text:p text:style-name="P14"><text:s text:c="36"/>- Chap Stick</text:p>
      <text:p text:style-name="P14"><text:s text:c="36"/>- Deorderant</text:p>
      <text:p text:style-name="P3"/>
      <text:p text:style-name="P20"><text:s text:c="4"/>Hair | 5 Minutes</text:p>
      <text:p text:style-name="P20"/>
      <text:p text:style-name="P3"><text:s text:c="35"/><text:span text:style-name="T12"><text:s/>- Wax Strips</text:span></text:p>
      <text:p text:style-name="P3"/>
      <text:p text:style-name="P20"><text:s text:c="4"/>Nails | 5 Minutes</text:p>
      <text:p text:style-name="P20"/>
      <text:p text:style-name="P23"><text:s text:c="8"/>-<text:span text:style-name="T7"> </text:span><text:span text:style-name="T8">Ma</text:span><text:span text:style-name="T7">nicure Pedicure Kit</text:span></text:p>
      <text:p text:style-name="P3"/>
      <text:p text:style-name="P20"><text:s text:c="4"/>Oral | 5 Minutes</text:p>
      <text:p text:style-name="P20"/>
      <text:p text:style-name="P3"><text:s text:c="36"/><text:span text:style-name="T12">- Tooth Paste</text:span></text:p>
      <text:p text:style-name="P14"><text:s text:c="36"/>- Tooth Brush</text:p>
      <text:p text:style-name="P14"><text:s text:c="36"/>- Floss</text:p>
      <text:p text:style-name="P22"><text:s text:c="8"/>- To<text:span text:style-name="T9">ngue</text:span> Scrapper</text:p>
      <text:p text:style-name="P14"><text:s text:c="36"/>- Mouth Wash</text:p>
      <text:p text:style-name="P14"><text:s text:c="36"/>- Whitening Strips</text:p>
      <text:p text:style-name="P11"/>
      <text:p text:style-name="P11"><text:s text:c="4"/>Get Dressed | 5 Minutes</text:p>
      <text:p text:style-name="P11"/>
      <text:p text:style-name="P34"><text:s text:c="30"/><text:span text:style-name="T12"><text:s text:c="6"/>- </text:span><text:span text:style-name="T14">Tissue</text:span></text:p>
      <text:p text:style-name="P11"/>
      <text:p text:style-name="P12">Afternoon - 9 Hours 15 Minutes </text:p>
      <text:p text:style-name="P11"/>
      <text:p text:style-name="P11"><text:s text:c="4"/>Leave | 20 Minutes</text:p>
      <text:p text:style-name="P11"/>
      <text:p text:style-name="P14"><text:tab/>- Gasoline</text:p>
      <text:p text:style-name="P3"><text:span text:style-name="T12"><text:tab/>- </text:span><text:span text:style-name="T15">Car Insurance</text:span></text:p>
      <text:p text:style-name="P11"><text:s text:c="4"/>Work | 8 Hours</text:p>
      <text:p text:style-name="P11"/>
      <text:p text:style-name="P11"><text:s text:c="4"/></text:p>
      <text:p text:style-name="P11"><text:s text:c="4"/>Return | 20 Minutes</text:p>
      <text:p text:style-name="P11"/>
      <text:p text:style-name="P11"><text:s text:c="4"/></text:p>
      <text:p text:style-name="P11"><text:s text:c="4"/>Cook | 10 Minutes</text:p>
      <text:p text:style-name="P11"/>
      <text:p text:style-name="P7"><text:s/><text:span text:style-name="T11"><text:s text:c="7"/>- Cast Iron Skillet</text:span></text:p>
      <text:p text:style-name="P6"><text:s text:c="36"/><text:span text:style-name="T12">- Ground Beef</text:span></text:p>
      <text:p text:style-name="P14"><text:s text:c="36"/>- Salt</text:p>
      <text:p text:style-name="P14"><text:s text:c="36"/>- Butter</text:p>
      <text:p text:style-name="P14"><text:s text:c="36"/>- Electrolights</text:p>
      <text:p text:style-name="P11"/>
      <text:p text:style-name="P11"><text:s text:c="4"/>Eat | 15 Minutes</text:p>
      <text:p text:style-name="P11"/>
      <text:p text:style-name="P22"><text:s text:c="8"/>- Spoo<text:span text:style-name="T2">n Fork </text:span>Knife <text:span text:style-name="T5">Set</text:span></text:p>
      <text:p text:style-name="P22"><text:s text:c="8"/>- Napkin<text:span text:style-name="T18">s</text:span></text:p>
      <text:p text:style-name="P22"><text:s text:c="8"/>- Water Bottle</text:p>
      <text:p text:style-name="P11"/>
      <text:p text:style-name="P11"><text:s text:c="4"/>Clean | 10 Minutes</text:p>
      <text:p text:style-name="P11"/>
      <text:p text:style-name="P14"><text:tab/>- <text:span text:style-name="T16">Trash Bags</text:span></text:p>
      <text:p text:style-name="P14"><text:tab/>- <text:span text:style-name="T16">Dish Soap</text:span></text:p>
      <text:p text:style-name="P14"><text:tab/>- <text:span text:style-name="T16">Sponge</text:span></text:p>
      <text:p text:style-name="P13">Evening - 5 Hours</text:p>
      <text:p text:style-name="P11"/>
      <text:p text:style-name="P11"><text:s text:c="4"/>Study | 5 Hours</text:p>
      <text:p text:style-name="P11"/>
      <text:p text:style-name="P3"><text:tab/><text:span text:style-name="T12">- </text:span><text:span text:style-name="T13">Internet</text:span><text:span text:style-name="T12"> Service</text:span></text:p>
      <text:p text:style-name="P14"><text:tab/>- <text:span text:style-name="T10">Cellular Service</text:span></text:p>
      <text:p text:style-name="P11"/>
      <text:p text:style-name="P14">Night - 30 Minutes</text:p>
      <text:p text:style-name="P11"/>
      <text:p text:style-name="P11"><text:s text:c="4"/>Wash Clothes | 10 Minutes</text:p>
      <text:p text:style-name="P11"/>
      <text:p text:style-name="P11"><text:s text:c="33"/><text:span text:style-name="T1"><text:s text:c="3"/></text:span><text:span text:style-name="T12">- Laundry Soap</text:span></text:p>
      <text:p text:style-name="P11"/>
      <text:p text:style-name="P11"><text:s text:c="4"/>Journal | 10 Minutes</text:p>
      <text:p text:style-name="P11"/>
      <text:p text:style-name="P18"><text:s text:c="36"/>- Notebook</text:p>
      <text:p text:style-name="P18"><text:s text:c="36"/>- Pen</text:p>
      <text:p text:style-name="P11"><text:s text:c="4"/>Meditate | 10 Minutes</text:p>
      <text:p text:style-name="P11"/>
      <text:p text:style-name="P7"><text:s text:c="3"/><text:span text:style-name="T11"><text:s text:c="5"/>- Eye Shade</text:span></text:p>
      <text:p text:style-name="P22"><text:s text:c="8"/>- Ear Plug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9"/>
      <text:p text:style-name="P1"/>
      <text:p text:style-name="P19">Sex</text:p>
      <text:p text:style-name="P24">Dildo</text:p>
      <text:p text:style-name="P24">Butt Plug</text:p>
      <text:p text:style-name="P24">Vibrator</text:p>
      <text:p text:style-name="P24">Cock Ring</text:p>
      <text:p text:style-name="P24">Pocket Pussy</text:p>
      <text:p text:style-name="P24">Pocket Bussy</text:p>
      <text:p text:style-name="P16">Lube</text:p>
      <text:p text:style-name="P24">Douch<text:span text:style-name="T3">e</text:span></text:p>
      <text:p text:style-name="P26">Sex Machine</text:p>
      <text:p text:style-name="P5"/>
      <text:p text:style-name="P5"/>
      <text:p text:style-name="P1"/>
      <text:p text:style-name="P19">Weed</text:p>
      <text:p text:style-name="P15">3 OZ Flower</text:p>
      <text:p text:style-name="P27">Arizer Solo 3</text:p>
      <text:p text:style-name="P27">Bong</text:p>
      <text:p text:style-name="P27">2 Jars</text:p>
      <text:p text:style-name="P27">Grinder</text:p>
      <text:p text:style-name="P2"/>
      <text:p text:style-name="P2"/>
      <text:p text:style-name="P2"/>
      <text:p text:style-name="P21">PC Setup</text:p>
      <text:p text:style-name="P25">CPU </text:p>
      <text:p text:style-name="P25">GPU 1 </text:p>
      <text:p text:style-name="P25">GPU 2 </text:p>
      <text:p text:style-name="P25">RAM </text:p>
      <text:p text:style-name="P25">SSD 1 </text:p>
      <text:p text:style-name="P25">SSD 2 </text:p>
      <text:p text:style-name="P28">SSD 3 </text:p>
      <text:p text:style-name="P25">Mother Board </text:p>
      <text:p text:style-name="P25">Case </text:p>
      <text:p text:style-name="P25">Cooler </text:p>
      <text:p text:style-name="P32">Power Supply </text:p>
      <text:p text:style-name="P25">Camera </text:p>
      <text:p text:style-name="P25">Microphone </text:p>
      <text:p text:style-name="P25">Headphones </text:p>
      <text:p text:style-name="P25">Speaker 1 </text:p>
      <text:p text:style-name="P25">Speaker 2 </text:p>
      <text:p text:style-name="P25">Keyboard </text:p>
      <text:p text:style-name="P25">Mouse </text:p>
      <text:p text:style-name="P29">Mouse Pad </text:p>
      <text:p text:style-name="P25">Monitor 1 </text:p>
      <text:p text:style-name="P25">Monitor 2 </text:p>
      <text:p text:style-name="P25">Monitor 3 </text:p>
      <text:p text:style-name="P25">Desk </text:p>
      <text:p text:style-name="P30">Chair </text:p>
      <text:p text:style-name="P30"/>
      <text:p text:style-name="P30"/>
      <text:p text:style-name="P30"/>
      <text:p text:style-name="P31">- Clothing</text:p>
      <text:p text:style-name="P31"/>
      <text:p text:style-name="P31"><text:s text:c="4"/>Sleeveless Mini Dress <text:s text:c="2"/>$30</text:p>
      <text:p text:style-name="P31"><text:s text:c="4"/>Off Shoulder Long Sleeve Mini Dress <text:s text:c="4"/>$30</text:p>
      <text:p text:style-name="P31"/>
      <text:p text:style-name="P31"><text:s text:c="4"/>High Waisted Yoga Shorts <text:s text:c="4"/>$25</text:p>
      <text:p text:style-name="P31"><text:s text:c="4"/>High Waisted Jean Shorts <text:s text:c="4"/>$30</text:p>
      <text:p text:style-name="P33"/>
      <text:p text:style-name="P31"><text:s text:c="4"/>High Waisted Pleated Mini Skirt</text:p>
      <text:p text:style-name="P31"><text:s text:c="4"/>High Waisted Pencil Mini Skirt</text:p>
      <text:p text:style-name="P33"/>
      <text:p text:style-name="P31"><text:s text:c="4"/>High Waisted Yoga Pants</text:p>
      <text:p text:style-name="P31"><text:s text:c="4"/>High Waisted Jean Pants</text:p>
      <text:p text:style-name="P33"/>
      <text:p text:style-name="P31"><text:s text:c="4"/>Thigh Socks</text:p>
      <text:p text:style-name="P31"><text:s text:c="4"/>Knee Socks</text:p>
      <text:p text:style-name="P31"><text:s text:c="4"/>Crew Socks</text:p>
      <text:p text:style-name="P31"><text:s text:c="4"/>Ankle Socks</text:p>
      <text:p text:style-name="P31"><text:s text:c="4"/>No Show Socks</text:p>
      <text:p text:style-name="P31"/>
      <text:p text:style-name="P31"><text:s text:c="4"/>Fingerless Gloves</text:p>
      <text:p text:style-name="P31"><text:s text:c="4"/>Arm Warmers</text:p>
      <text:p text:style-name="P33"/>
      <text:p text:style-name="P31"><text:s text:c="4"/>Crop Sleeveless Shirt</text:p>
      <text:p text:style-name="P31"><text:s text:c="4"/>Crop Long Sleeve Shirt</text:p>
      <text:p text:style-name="P31"/>
      <text:p text:style-name="P31"><text:s text:c="4"/>Crop Pullover Hoodie</text:p>
      <text:p text:style-name="P31"/>
      <text:p text:style-name="P31"><text:s text:c="4"/>Thong</text:p>
      <text:p text:style-name="P31"><text:s text:c="4"/>Sports Bra</text:p>
      <text:p text:style-name="P31"><text:s text:c="4"/></text:p>
      <text:p text:style-name="P31"><text:s text:c="4"/>Hightop Sneakers</text:p>
      <text:p text:style-name="P31"><text:s text:c="4"/>Lowtop Sneakers</text:p>
      <text:p text:style-name="P31"/>
      <text:p text:style-name="P31">- Jewlery</text:p>
      <text:p text:style-name="P31"><text:s text:c="4"/>Ear Rings</text:p>
      <text:p text:style-name="P31"><text:s text:c="4"/>Glasses</text:p>
      <text:p text:style-name="P31"><text:s text:c="4"/>Ring</text:p>
      <text:p text:style-name="P31"><text:s text:c="4"/>Belly Button Ring</text:p>
      <text:p text:style-name="P31"><text:s text:c="4"/>Bracelet</text:p>
      <text:p text:style-name="P31"><text:s text:c="4"/>Watch</text:p>
      <text:p text:style-name="P31"><text:s text:c="4"/>Necklace</text:p>
      <text:p text:style-name="P31"><text:s text:c="4"/>Ankl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7:49:25.973404655</meta:creation-date>
    <dc:date>2024-07-20T22:34:50.427231912</dc:date>
    <meta:editing-duration>PT5H48M32S</meta:editing-duration>
    <meta:editing-cycles>55</meta:editing-cycles>
    <meta:generator>LibreOffice/7.6.7.2$Linux_X86_64 LibreOffice_project/60$Build-2</meta:generator>
    <meta:document-statistic meta:table-count="0" meta:image-count="0" meta:object-count="0" meta:page-count="1" meta:paragraph-count="142" meta:word-count="368" meta:character-count="2904" meta:non-whitespace-character-count="1555"/>
  </office:meta>
</office:document-meta>
</file>